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2b06b" officeooo:paragraph-rsid="0002b06b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2b06b" officeooo:paragraph-rsid="0002b06b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035846" officeooo:paragraph-rsid="00035846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42816" officeooo:paragraph-rsid="00042816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62fc2" officeooo:paragraph-rsid="00062fc2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87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dées </text:h>
      <text:p text:style-name="P1">Les différentes étapes : </text:p>
      <text:list xml:id="list4733511180632980562" text:style-name="L1">
        <text:list-item>
          <text:p text:style-name="P2">simuler un système d'upload et de récupération par album, c'est à dire que chaque client aura son propre répertoire sous le bucket principal. Par exemple l'user macky aura comme structure de dossier suivante : mackydieng.common/macky/album_1, mackydieng.common/macky/album₂ etc.</text:p>
        </text:list-item>
        <text:list-item>
          <text:p text:style-name="P3">implémenter l'upload en nodejs afin de dynamiser les noms des albums des utilsateurs et leurs photos.</text:p>
        </text:list-item>
        <text:list-item>
          <text:p text:style-name="P3">Mettre en place une interface utilisateur pour la création de compte, gestion des albums, photos et autres.</text:p>
        </text:list-item>
        <text:list-item>
          <text:p text:style-name="P4">Créer mon propre module nodejs avec exports, <text:span text:style-name="T1">ainsi n'appeler que les objets dans le fichier app</text:span></text:p>
        </text:list-item>
        <text:list-item>
          <text:p text:style-name="P5">Montrer cette première version au prof la semaine procha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4:50:33.067445132</meta:creation-date>
    <dc:date>2016-03-01T15:15:05.420927988</dc:date>
    <meta:editing-duration>PT2M4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06" meta:character-count="682" meta:non-whitespace-character-count="587"/>
  </office:meta>
</office:document-meta>
</file>